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OUSE STUDENT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065130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7310278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529377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CHULLA ATUNCA ALEX SATURN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1065130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54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193112482</text:p>
          </table:table-cell>
          <table:table-cell table:style-name="Tabla2.D3" office:value-type="string">
            <text:p text:style-name="P17">7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09:5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